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695cm" table:align="left"/>
    </style:style>
    <style:style style:name="Tabla1.A" style:family="table-column">
      <style:table-column-properties style:column-width="1.984cm"/>
    </style:style>
    <style:style style:name="Tabla1.B" style:family="table-column">
      <style:table-column-properties style:column-width="0.953cm"/>
    </style:style>
    <style:style style:name="Tabla1.C" style:family="table-column">
      <style:table-column-properties style:column-width="1.614cm"/>
    </style:style>
    <style:style style:name="Tabla1.D" style:family="table-column">
      <style:table-column-properties style:column-width="6.782cm"/>
    </style:style>
    <style:style style:name="Tabla1.E" style:family="table-column">
      <style:table-column-properties style:column-width="2.822cm"/>
    </style:style>
    <style:style style:name="Tabla1.F" style:family="table-column">
      <style:table-column-properties style:column-width="2.54cm"/>
    </style:style>
    <style:style style:name="Tabla1.1" style:family="table-row">
      <style:table-row-properties style:row-height="0.45cm"/>
    </style:style>
    <style:style style:name="Tabla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1.4" style:family="table-row">
      <style:table-row-properties style:min-row-height="1.48cm"/>
    </style:style>
    <style:style style:name="Tabla2" style:family="table">
      <style:table-properties style:width="2.346cm" table:align="margins" style:shadow="none" style:may-break-between-rows="false"/>
    </style:style>
    <style:style style:name="Tabla2.A" style:family="table-column">
      <style:table-column-properties style:column-width="2.346cm" style:rel-column-width="65535*"/>
    </style:style>
    <style:style style:name="Tabla2.A1" style:family="table-cell">
      <style:table-cell-properties fo:background-color="transparent" fo:padding="0cm" fo:border="non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2.A3" style:family="table-cell">
      <style:table-cell-properties fo:padding="0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FreeMono" fo:font-size="8pt" style:font-size-asian="8pt" style:font-size-complex="8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fo:break-before="page"/>
      <style:text-properties style:font-name="FreeMono"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FreeMono" fo:font-size="8pt" style:font-size-asian="8pt" style:font-size-complex="8pt"/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>
      <style:paragraph-properties fo:text-align="center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10" svg:width="2.197cm" svg:height="1.006cm" svg:x="12.82cm" svg:y="7.421cm">
        <text:p text:style-name="P10">dfasfas</text:p>
      </draw:rect>
      <text:p text:style-name="P6"><text:placeholder text:placeholder-type="text">&lt;setLang(user.context_lang or 'en_US')&gt;</text:placeholder></text:p>
      <text:p text:style-name="P5"><text:text-input text:description="&lt;for each=&quot;chunk in chunks2(o.invoice_line,14)&quot;&gt;">starts for loop</text:text-input></text:p>
      <text:p text:style-name="P1"><text:text-input text:description="&lt;o.date_invoice and formatLang(o.date_invoice,date=True) or ''&gt;">18/01/2013</text:text-input></text:p>
      <text:p text:style-name="Standard"><text:text-input text:description="&lt;o.partner_id.name&gt;">Partner's  Name</text:text-input></text:p>
      <text:p text:style-name="Standard"><text:text-input text:description="&lt;o.address_invoice_id.street&gt;">Partner's  Direction</text:text-input></text:p>
      <text:p text:style-name="Standard"><text:text-input text:description="&lt;o.name&gt;">Invoice Description</text:text-input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3"><text:text-input text:description="&lt;for each=&quot;chunk_line in chunk['lines']&quot;&gt;">starts for loop</text:text-input></text:p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3"><text:text-input text:description="&lt;chunk_line.product_id.default_code&gt;">code</text:text-input> </text:p>
          </table:table-cell>
          <table:table-cell table:style-name="Tabla1.A1" office:value-type="string">
            <text:p text:style-name="P3"><text:text-input text:description="&lt;chunk_line.quantity&gt;">qty</text:text-input> </text:p>
          </table:table-cell>
          <table:table-cell table:style-name="Tabla1.A1" office:value-type="string">
            <text:p text:style-name="P3"><text:text-input text:description="&lt;chunk_line.uos_id.name&gt;">unitOfSale</text:text-input> </text:p>
          </table:table-cell>
          <table:table-cell table:style-name="Tabla1.A1" office:value-type="string">
            <text:p text:style-name="P3"><text:text-input text:description="&lt;chunk_line.name&gt;">name</text:text-input> </text:p>
          </table:table-cell>
          <table:table-cell table:style-name="Tabla1.A1" office:value-type="string">
            <text:p text:style-name="P4"><text:text-input text:description="&lt;chunk_line.price_unit&gt;">unitPrice</text:text-input> </text:p>
          </table:table-cell>
          <table:table-cell table:style-name="Tabla1.A1" office:value-type="string">
            <text:p text:style-name="P4"><text:text-input text:description="&lt;chunk_line.price_subtotal&gt;">priceSubtotal</text:text-input> </text:p>
          </table:table-cell>
        </table:table-row>
        <table:table-row table:style-name="Tabla1.1">
          <table:table-cell table:style-name="Tabla1.A1" office:value-type="string">
            <text:p text:style-name="P3"><text:text-input text:description="&lt;/for&gt;">ends for loop</text:text-input></text:p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 table:style-name="Tabla1.4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>D</text:p>
            <text:p text:style-name="Standard"/>
            <text:p text:style-name="Standard"/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p text:style-name="Table_20_Contents"/>
                </table:table-cell>
              </table:table-row>
              <table:table-row>
                <table:table-cell table:style-name="Tabla2.A2" office:value-type="string">
                  <text:p text:style-name="Table_20_Contents"/>
                </table:table-cell>
              </table:table-row>
              <table:table-row>
                <table:table-cell table:style-name="Tabla2.A3" office:value-type="string">
                  <text:p text:style-name="Table_20_Contents"/>
                </table:table-cell>
              </table:table-row>
            </table:table>
            <text:p text:style-name="Standard"/>
          </table:table-cell>
        </table:table-row>
      </table:table>
      <text:p text:style-name="P2"><text:text-input text:description="&lt;if test=&quot;chunk['last_chunk']&quot;&gt;">If last chunk</text:text-input></text:p>
      <text:p text:style-name="P1"><text:text-input text:description="&lt;formatLang(o.amount_untaxed, digits=get_digits(dp='Account'))&gt;">Invoice Subtotal</text:text-input></text:p>
      <text:p text:style-name="P1"/>
      <text:p text:style-name="P1"><text:text-input text:description="&lt;formatLang(o.amount_tax, digits=get_digits(dp='Account'))&gt;">Invoice Taxes</text:text-input></text:p>
      <text:p text:style-name="P1"/>
      <text:p text:style-name="P1"><text:text-input text:description="&lt;formatLang(o.amount_total, digits=get_digits(dp='Account'))&gt;">Invoice Total</text:text-input></text:p>
      <text:p text:style-name="P2"><text:text-input text:description="&lt;/if&gt;">/if</text:text-input></text:p>
      <text:p text:style-name="P2"><text:text-input text:description="&lt;if test=&quot;not chunk['last_chunk']&quot;&gt;">If not last chunk</text:text-input></text:p>
      <text:p text:style-name="P2"/>
      <text:p text:style-name="P7"/>
      <text:p text:style-name="P2"><text:text-input text:description="&lt;/if&gt;">/if</text:text-input></text:p>
      <text:p text:style-name="P3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9.001cm" fo:page-height="14cm" style:num-format="1" style:print-orientation="portrait" fo:margin-top="1.085cm" fo:margin-bottom="0.48cm" fo:margin-left="1cm" fo:margin-right="1.27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9.001cm" fo:page-height="1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3-01-25T08:38:37</dc:date>
    <meta:editing-duration>P1DT12H30M27S</meta:editing-duration>
    <meta:editing-cycles>210</meta:editing-cycles>
    <meta:generator>LibreOffice/3.5$Linux_x86 LibreOffice_project/350m1$Build-2</meta:generator>
    <dc:creator>erp_user user</dc:creator>
    <meta:document-statistic meta:table-count="2" meta:image-count="0" meta:object-count="0" meta:page-count="2" meta:paragraph-count="23" meta:word-count="44" meta:character-count="287" meta:non-whitespace-character-count="258"/>
    <meta:user-defined meta:name="Info 1"/>
    <meta:user-defined meta:name="Info 2"/>
    <meta:user-defined meta:name="Info 3"/>
    <meta:user-defined meta:name="Info 4"/>
  </office:meta>
</office:document-meta>
</file>